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D3000001875780442AFCF9FA9C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952cm" svg:height="3.309cm" svg:x="9.1cm" svg:y="13.482cm">
          <draw:image xlink:href="Pictures/10000201000001D3000001875780442AFCF9FA9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5T16:56:22.759371937</meta:creation-date>
    <dc:date>2018-02-15T16:56:46.182610144</dc:date>
    <meta:editing-duration>PT23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